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 style:font-family-generic="swiss"/>
    <style:font-face style:name="Trebuchet MS" svg:font-family="'Trebuchet MS'" style:font-family-generic="swis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4.0744in"/>
    </style:style>
    <style:style style:name="co3" style:family="table-column">
      <style:table-column-properties fo:break-before="auto" style:column-width="1.4102in"/>
    </style:style>
    <style:style style:name="co4" style:family="table-column">
      <style:table-column-properties fo:break-before="auto" style:column-width="2.7126in"/>
    </style:style>
    <style:style style:name="co5" style:family="table-column">
      <style:table-column-properties fo:break-before="auto" style:column-width="3.2957in"/>
    </style:style>
    <style:style style:name="co6" style:family="table-column">
      <style:table-column-properties fo:break-before="auto" style:column-width="1.2319in"/>
    </style:style>
    <style:style style:name="co7" style:family="table-column">
      <style:table-column-properties fo:break-before="auto" style:column-width="2.1543in"/>
    </style:style>
    <style:style style:name="co8" style:family="table-column">
      <style:table-column-properties fo:break-before="auto" style:column-width="1.4882in"/>
    </style:style>
    <style:style style:name="co9" style:family="table-column">
      <style:table-column-properties fo:break-before="auto" style:column-width="1.4799in"/>
    </style:style>
    <style:style style:name="co10" style:family="table-column">
      <style:table-column-properties fo:break-before="auto" style:column-width="0.889in"/>
    </style:style>
    <style:style style:name="ro1" style:family="table-row">
      <style:table-row-properties style:row-height="0.1701in" fo:break-before="auto" style:use-optimal-row-height="true"/>
    </style:style>
    <style:style style:name="ro2" style:family="table-row">
      <style:table-row-properties style:row-height="0.1693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ext-properties style:font-name="Arial" fo:font-size="10pt" fo:font-weight="bold" style:font-size-asian="10pt" style:font-weight-asian="bold" style:font-size-complex="10pt" style:font-weight-complex="bold"/>
    </style:style>
    <style:style style:name="ce2" style:family="table-cell" style:parent-style-name="Default">
      <style:text-properties style:font-name="Arial" fo:font-size="10pt" fo:font-weight="normal" style:font-size-asian="10pt" style:font-weight-asian="normal" style:font-size-complex="10pt" style:font-weight-complex="normal"/>
    </style:style>
    <style:style style:name="ce3"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justify"/>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data-style-name="N1">
      <style:text-properties style:font-name="Arial" fo:font-size="10pt" fo:font-weight="bold" style:font-size-asian="10pt" style:font-weight-asian="bold" style:font-size-complex="10pt" style:font-weight-complex="bold"/>
    </style:style>
    <style:style style:name="ce8" style:family="table-cell" style:parent-style-name="Default" style:data-style-name="N1">
      <style:table-cell-properties style:text-align-source="fix" style:repeat-content="false"/>
      <style:paragraph-properties fo:text-align="justify"/>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data-style-name="N1">
      <style:text-properties style:font-name="Arial" fo:font-size="10pt" fo:font-weight="normal" style:font-size-asian="10pt" style:font-weight-asian="normal" style:font-size-complex="10pt" style:font-weight-complex="normal"/>
    </style:style>
    <style:style style:name="ce10"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de" fo:country="DE" fo:text-shadow="none" style:text-underline-style="none" fo:font-weight="normal" style:text-underline-mode="continuous" style:text-overline-mode="continuous" style:text-line-through-mode="continuous" style:font-size-asian="10pt" style:language-asian="en" style:country-asian="US" style:font-weight-asian="normal" style:font-size-complex="10pt" style:language-complex="en" style:country-complex="US"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use-window-font-color="true" style:text-line-through-style="none" style:font-name="Arial2" fo:font-size="10pt" fo:font-style="normal" style:text-underline-style="none" fo:font-weight="normal" style:font-name-asian="Arial2" style:font-size-asian="10pt" style:font-style-asian="normal" style:font-weight-asian="normal" style:font-size-complex="10pt" style:font-style-complex="normal" style:font-weight-complex="normal"/>
    </style:style>
    <style:style style:name="T1" style:family="text">
      <style:text-properties style:font-name="Arial1" fo:font-size="12pt" fo:language="de" fo:country="DE"/>
    </style:style>
    <style:style style:name="T2" style:family="text">
      <style:text-properties style:font-name="Arial1" fo:font-size="12pt" fo:language="de" fo:country="DE" fo:font-style="italic" style:font-style-asian="italic" style:font-style-complex="italic"/>
    </style:style>
    <style:style style:name="T3" style:family="text">
      <style:text-properties style:text-position="33% 100%" style:font-name="Arial1" fo:font-size="12pt" fo:language="de" fo:country="DE"/>
    </style:style>
    <style:style style:name="T4" style:family="text">
      <style:text-properties style:font-name="Arial" fo:font-size="11pt" fo:language="en" fo:country="US" fo:font-weight="normal" style:font-name-asian="Trebuchet MS" style:font-size-asian="11pt" style:font-weight-asian="normal" style:font-name-complex="Trebuchet MS" style:font-size-complex="6.80000019073486pt" style:font-weight-complex="normal"/>
    </style:style>
    <style:style style:name="T5" style:family="text">
      <style:text-properties fo:font-size="12pt" fo:language="en" fo:country="US" style:font-size-asian="12pt" style:font-size-complex="6.80000019073486pt"/>
    </style:style>
  </office:automatic-styles>
  <office:body>
    <office:spreadsheet>
      <table:table table:name="Sheet1" table:style-name="ta1" table:print="false">
        <table:table-column table:style-name="co1" table:number-columns-repeated="3" table:default-cell-style-name="ce2"/>
        <table:table-column table:style-name="co2" table:default-cell-style-name="ce2"/>
        <table:table-column table:style-name="co1" table:number-columns-repeated="2" table:default-cell-style-name="ce2"/>
        <table:table-column table:style-name="co3" table:number-columns-repeated="3" table:default-cell-style-name="ce2"/>
        <table:table-column table:style-name="co4" table:default-cell-style-name="ce2"/>
        <table:table-column table:style-name="co5" table:default-cell-style-name="ce2"/>
        <table:table-column table:style-name="co6" table:default-cell-style-name="ce9"/>
        <table:table-column table:style-name="co3" table:default-cell-style-name="ce9"/>
        <table:table-column table:style-name="co7" table:default-cell-style-name="ce2"/>
        <table:table-column table:style-name="co3" table:number-columns-repeated="4" table:default-cell-style-name="ce2"/>
        <table:table-column table:style-name="co8" table:number-columns-repeated="2" table:default-cell-style-name="ce2"/>
        <table:table-column table:style-name="co9" table:default-cell-style-name="ce2"/>
        <table:table-column table:style-name="co1" table:number-columns-repeated="1000" table:default-cell-style-name="ce2"/>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Name-it</text:p>
          </table:table-cell>
          <table:table-cell table:style-name="ce1" office:value-type="string">
            <text:p>Name-de</text:p>
          </table:table-cell>
          <table:table-cell table:style-name="ce1" office:value-type="string">
            <text:p>Name-en</text:p>
          </table:table-cell>
          <table:table-cell table:style-name="ce1" office:value-type="string">
            <text:p>Subtitle-it</text:p>
          </table:table-cell>
          <table:table-cell table:style-name="ce1" office:value-type="string">
            <text:p>Subtitle-de</text:p>
          </table:table-cell>
          <table:table-cell table:style-name="ce1" office:value-type="string">
            <text:p>Subtitle-en</text:p>
          </table:table-cell>
          <table:table-cell table:style-name="ce1" office:value-type="string">
            <text:p>pictureUrl</text:p>
          </table:table-cell>
          <table:table-cell table:style-name="ce1" office:value-type="string">
            <text:p>steps</text:p>
          </table:table-cell>
          <table:table-cell table:style-name="ce7" office:value-type="string">
            <text:p>length (m)</text:p>
          </table:table-cell>
          <table:table-cell table:style-name="ce7" office:value-type="string">
            <text:p>duration (min)</text:p>
          </table:table-cell>
          <table:table-cell table:style-name="ce1" office:value-type="string">
            <text:p>difficulty (low, medium, high)</text:p>
          </table:table-cell>
          <table:table-cell table:style-name="ce1" office:value-type="string">
            <text:p>Info-it</text:p>
          </table:table-cell>
          <table:table-cell table:style-name="ce1" office:value-type="string">
            <text:p>Info-de</text:p>
          </table:table-cell>
          <table:table-cell table:style-name="ce1" office:value-type="string">
            <text:p>Info-en</text:p>
          </table:table-cell>
          <table:table-cell table:style-name="ce1" office:value-type="string">
            <text:p>HtmlDescription-it</text:p>
          </table:table-cell>
          <table:table-cell table:style-name="ce1" office:value-type="string">
            <text:p>HtmlDescription-de</text:p>
          </table:table-cell>
          <table:table-cell table:style-name="ce1" office:value-type="string">
            <text:p>HtmlDescription-en</text:p>
          </table:table-cell>
          <table:table-cell table:style-name="ce1" office:value-type="string">
            <text:p>lastModificationDate</text:p>
          </table:table-cell>
          <table:table-cell table:style-name="ce1" table:number-columns-repeated="1000"/>
        </table:table-row>
        <table:table-row table:style-name="ro2">
          <table:table-cell office:value-type="string">
            <text:p>Itinerary1</text:p>
          </table:table-cell>
          <table:table-cell office:value-type="string">
            <text:p>it</text:p>
          </table:table-cell>
          <table:table-cell office:value-type="string">
            <text:p>itinerari</text:p>
          </table:table-cell>
          <table:table-cell table:style-name="ce3" office:value-type="string">
            <text:p>IL PERCORSO DEI PRINCIPI VESCOVI</text:p>
          </table:table-cell>
          <table:table-cell table:style-name="ce4" office:value-type="string">
            <text:p>DER PENDELWEG DER FÜRSTBISCHÖFE</text:p>
          </table:table-cell>
          <table:table-cell table:style-name="ce5" office:value-type="string">
            <text:p>THE PRINCE BISHOPS WAY</text:p>
          </table:table-cell>
          <table:table-cell table:style-name="ce3" office:value-type="string">
            <text:p>Da Piazza Duomo al Castello del Buonconsiglio</text:p>
          </table:table-cell>
          <table:table-cell table:style-name="ce4" office:value-type="string">
            <text:p>Vom Domplatz zum Schloss Buonconsiglio</text:p>
          </table:table-cell>
          <table:table-cell table:style-name="ce6" office:value-type="string">
            <text:p>From Piazza Duomo to the Buonconsiglio Castle</text:p>
          </table:table-cell>
          <table:table-cell office:value-type="string">
            <text:p>buonconsiglio_diogenes_juan_cont.jpg</text:p>
          </table:table-cell>
          <table:table-cell office:value-type="string">
            <text:p>cultura.63,cultura.64,cultura.21,cultura.1,cultura.61,cultura.13,cultura.60,cultura.33,cultura.34,cultura.65,cultura.22,cultura.32,cultura.23,cultura.17,cultura.24,cultura.25,cultura.3,cultura.26,cultura.27,cultura.2</text:p>
          </table:table-cell>
          <table:table-cell table:style-name="ce8" office:value-type="float" office:value="1200">
            <text:p>1200</text:p>
          </table:table-cell>
          <table:table-cell office:value-type="float" office:value="20">
            <text:p>20</text:p>
          </table:table-cell>
          <table:table-cell office:value-type="string">
            <text:p>low</text:p>
          </table:table-cell>
          <table:table-cell table:style-name="ce3" office:value-type="string">
            <text:p>Il percorso si sviluppa nel Centro Storico di Trento, percorribile anche in automobile se muniti del contrassegno disabili. Il tempo di percorrenza è di un'ora circa. Il percorso, pedonale e in zona a traffico limitato, è pianeggiante e pavimentato regolarmente. Restringimento del marciapiede in Via Manci (60 cm) e lungo le mura che costeggiano il Castello in via Clesio (73 cm) dove c'è una pendenza trasversale del 7,4%.</text:p>
          </table:table-cell>
          <table:table-cell table:style-name="ce10" office:value-type="string">
            <text:p><text:span text:style-name="T1">Der Spaziergang führt durch die Trienter Altstadt, die u.  U. für Autofahrer mit Gehbehinderung zugänglich ist, sofern sie über einen gültigen Parkausweis für Behinderte verfügen. Für den Spaziergang braucht man zirka eine Stunde. Der Fußgängerweg führt durch eine sog. Zone mit beschränktem Verkehr. Der Streckenverlauf ist flach; die Pflasterung ist gleichmäßig. Der Bürgersteig verengt sich auf 60  cm in der </text:span><text:span text:style-name="T2">Via Manci</text:span><text:span text:style-name="T1"> sowie auf 73  cm entlang der Ringmauer des Schlosses in der </text:span><text:span text:style-name="T2">Via Clesio. </text:span><text:span text:style-name="T1">Im letzteren Fall weist er außerdem eine Querneigung von 7,4  % auf.</text:span></text:p>
          </table:table-cell>
          <table:table-cell table:style-name="ce6" office:value-type="string">
            <text:p>The itinerary is in the historical center of Trento, in a controlled traffic area, and it takes one hour on foot. It can be covered by cars with a mark for disabled people. The pavement is smooth and flat. The sidewalk gets narrow in Via Manci (60 cm) and along the castle in Via Clesio (73 centimeters), where there is a transversal slope of 7,4%.</text:p>
          </table:table-cell>
          <table:table-cell table:style-name="ce3" office:value-type="string">
            <text:p>&lt;p&gt;Alla scoperta del centro città con una breve passeggiata che ricalca il percorso storico dei Principi Vescovi dalla Cattedrale al Castello. Punto di partenza è la grande &lt;b&gt;Piazza Duomo&lt;/b&gt; (1), scrigno armonico di monumenti e raffinato salotto della città con la centrale &lt;b&gt;Fontana del Nettuno&lt;/b&gt; (2), su cui si affacciano la &lt;b&gt;Torre Civica&lt;/b&gt; e &lt;b&gt;Palazzo Pretorio&lt;/b&gt; (3), attuale sede del &lt;b&gt;Museo Diocesano Tridentino&lt;/b&gt; (4), il cui piano sotterraneo custodisce i resti della &lt;b&gt;Porta Veronensis&lt;/b&gt; (5), monumentale ingresso alla Trento romana. Sempre su piazza Duomo si affaccia la &lt;b&gt;Cattedrale di San Vigilio&lt;/b&gt; (6) con i resti della &lt;b&gt;Basilica Paleocristina&lt;/b&gt; (7) in cui fu sepolto il vescovo Vigilio. Dal lato opposto della piazza una serie di case dipinte, &lt;b&gt;Casa Cazuffi e Rella&lt;/b&gt; (8) e &lt;b&gt;Palazzo Balduini&lt;/b&gt; (9), ci introducono alla colorata Via Belenzani, alla cui imboccatura troviamo la &lt;b&gt;Fontana dell'Aquila&lt;/b&gt; (10) legata a una particolare leggenda. Percorrendo Via Belenzani possiamo ammirare palazzi prestigiosi dalle bellissime facciate affrescate, come &lt;b&gt;Palazzo Thun&lt;/b&gt; (11), attuale sede del municipio, &lt;b&gt;Palazzo Quetta Alberti-Colico&lt;/b&gt; (12) e &lt;b&gt;Palazzo Geremia&lt;/b&gt; (13). Proseguendo si arriva alla perpendicolare Via Roma, dove si incontra la barocca &lt;b&gt;Chiesa di San Francesco Saverio&lt;/b&gt; (14). Svoltando a destra in Via Manci si possono ammirare numerosi palazzi nobiliari, tra cui &lt;b&gt;Palazzo Galasso&lt;/b&gt; (15) e &lt;b&gt;Palazzo Saracini Cresseri&lt;/b&gt; (16), sede del museo della Società Alpinisti Tridentini. Da Via Manci, percorrendo sulla destra la Galleria dei Partigiani, con una breve deviazione si può raggiungere lo &lt;b&gt;Spazio Archeologico del Sas&lt;/b&gt; (17), un'area di 1700 mq di città romana. Ritornando su Via Manci, al successivo incrocio, detto il Cantone, si piega a sinistra percorrendo Via del Suffragio per scoprire una serie di caratteristici portici e case storiche. Si giunge così alla medievale &lt;b&gt;Torre Verde&lt;/b&gt; (18). Proseguendo a destra per l'ultimo tratto di Via Clesio, si costeggia la cinta bastionata del &lt;b&gt;Castello del Buonconsiglio&lt;/b&gt; (19), attuale sede del &lt;b&gt;Museo del Buonconsiglio&lt;/b&gt; (20) che ospita mostre prestigiose e capolavori della pittura cavalleresca come il famoso "Ciclo dei mesi" situato all'interno di Torre dell'Aquila.&lt;/p&gt;</text:p>
          </table:table-cell>
          <table:table-cell table:style-name="ce10" office:value-type="string">
            <text:p><text:span text:style-name="T1">Bei diesem kurzen Spaziergang, der dem ehemaligen Pendelweg der Fürstbischöfe zwischen Dom und Schloss folgt, entdeckt man den Stadtkern von Trient. Ausgangspunkt ist der große Domplatz (1). Dieses Schmuckstück monumentaler Harmonie ist der feine Salon der Stadt. In seiner Mitte steht der Neptunbrunnen (2), und diesem zugewandt sind der </text:span><text:span text:style-name="T2">Torre Civica</text:span><text:span text:style-name="T1"> [Bürgerturm] und der </text:span><text:span text:style-name="T2">Palazzo Pretorio</text:span><text:span text:style-name="T1"> (3), der ehemalige prätorische Palast, der nun Sitz des Tridentinischen Diözesanmuseums (4) ist. Im Untergeschoss des Museums sind Überreste des monumentalen Eingangstors zur römischen Stadt </text:span><text:span text:style-name="T2">Tridentinum </text:span><text:span text:style-name="T1">erhalten, </text:span><text:span text:style-name="T2">Porta Veronensis</text:span><text:span text:style-name="T1"> (5) genannt. Die Nordfassade des Vigiliusdoms [</text:span><text:span text:style-name="T2">Cattedrale di San Vigilio</text:span><text:span text:style-name="T1">] (6) ist ebenfalls dem Platz zugewandt. In der Kathedrale sind Ruinen der Basilika, d.  h. der frühchristlichen Kirche (7), erhalten, in der der hl. Vigilius, Bischof von Trient, begraben wurde. Auf der gegenüberliegenden Seite des Platzes steht eine Reihe bemalter Gebäude: </text:span><text:span text:style-name="T2">Casa Cazuffi</text:span><text:span text:style-name="T1"> und </text:span><text:span text:style-name="T2">Casa Rella</text:span><text:span text:style-name="T1"> (8) sowie </text:span><text:span text:style-name="T2">Palazzo Balduini</text:span><text:span text:style-name="T1"> (9). An der Stelle, wo die farbige </text:span><text:span text:style-name="T2">Via Belenzani</text:span><text:span text:style-name="T1"> in den Domplatz mündet steht der Adlerbrunnen [</text:span><text:span text:style-name="T2">Fontana dell'Aquila] </text:span><text:span text:style-name="T1">(10), dessen Entstehung mit einer besonderen Legende verbunden wird. Die </text:span><text:span text:style-name="T2">Via Belenzani</text:span><text:span text:style-name="T1"> ist von Luxuspalästen  <text:s/>– wie z.  B. </text:span><text:span text:style-name="T2">Palazzo Thun</text:span><text:span text:style-name="T1"> (11), dem jetzigen Rathaus, </text:span><text:span text:style-name="T2">Palazzo Quetta Alberti-Colico</text:span><text:span text:style-name="T1"> (12) und </text:span><text:span text:style-name="T2">Palazzo Geremia</text:span><text:span text:style-name="T1"> (13) – gesäumt, deren wunderschöne Fassaden mit Fresken verziert sind. Wo die </text:span><text:span text:style-name="T2">Via Belenzani </text:span><text:span text:style-name="T1">rechtwinklig in die </text:span><text:span text:style-name="T2">Via Roma</text:span><text:span text:style-name="T1"> einmündet, steht eine barocke Kirche [</text:span><text:span text:style-name="T2">Chiesa di San Francesco Saverio</text:span><text:span text:style-name="T1">] (14). Nachdem man nach rechts in die </text:span><text:span text:style-name="T2">Via Manci </text:span><text:span text:style-name="T1">eingebogen ist, kann man zahlreiche Adelspaläste bewundern, darunter </text:span><text:span text:style-name="T2">Palazzo Galasso</text:span><text:span text:style-name="T1"> (15) und </text:span><text:span text:style-name="T2">Palazzo Saracini Cresseri</text:span><text:span text:style-name="T1"> (16), Sitz des Museums des Vereins der Tridentinischen Bergsteiger [</text:span><text:span text:style-name="T2">Società</text:span><text:span text:style-name="T1"> </text:span><text:span text:style-name="T2">Alpinisti Tridentini</text:span><text:span text:style-name="T1">]</text:span><text:span text:style-name="T2">. </text:span><text:span text:style-name="T1">Wenn man auf der rechten Seite der </text:span><text:span text:style-name="T2">Via Manci </text:span><text:span text:style-name="T1">nach rechts in die </text:span><text:span text:style-name="T2">Galleria dei Partigiani</text:span><text:span text:style-name="T1"> einbiegt, kann man einen kurzen Abstecher zum </text:span><text:span text:style-name="T2">Spazio Archeologico del Sas</text:span><text:span text:style-name="T1"> (17) machen, einem 1700 m</text:span><text:span text:style-name="T3">2 </text:span><text:span text:style-name="T1">  großen unterirdischen archäologischen Gelände mit Ruinen aus der römischen Zeit der Stadt. Zurück in der </text:span><text:span text:style-name="T2">Via Manci</text:span><text:span text:style-name="T1"> biegt man an der nächsten Kreuzung, </text:span><text:span text:style-name="T2">Cantone</text:span><text:span text:style-name="T1"> genannt, nach links in die </text:span><text:span text:style-name="T2">Via del Suffragio </text:span><text:span text:style-name="T1">ein, in der man eine Reihe ortstypischer Lauben und historischer Häuser bewundern kann. Bald ist auf der linken Seite der mittelalterliche Grüne Turm [</text:span><text:span text:style-name="T2">Torre Verde]</text:span><text:span text:style-name="T1"> (18) zu sehen. Man biegt dann nach rechts in die </text:span><text:span text:style-name="T2">Via Clesio</text:span><text:span text:style-name="T1"> ein und verfolgt sie an der befestigten Ringmauer von Schloss Buonconsiglio (19) entlang. Das Schloss beherbergt heutzutage das Buonconsiglio-Museum [</text:span><text:span text:style-name="T2">Museo del Buonconsiglio</text:span><text:span text:style-name="T1">] (20), das namhafte Ausstellungen veranstaltet und in dem man Meisterwerke der ritterlichen Malerei, darunter den berühmten Zyklus der Monate [</text:span><text:span text:style-name="T2">Ciclo dei mesi</text:span><text:span text:style-name="T1">] im Adlerturm [</text:span><text:span text:style-name="T2">Torre dell'Aquila</text:span><text:span text:style-name="T1">], bewundern kann.</text:span></text:p>
          </table:table-cell>
          <table:table-cell table:style-name="ce6" office:value-type="string">
            <text:p>&lt;p&gt;Discover the historical center with a pleasant walk which covers the traditional itinerary made by the prince bishops from the Cathedral to the Castle! The starting point is the great and elegant &lt;b&gt;Piazza Duomo &lt;/b&gt; (1), a precious treasure chest with the central &lt;b&gt;Neptun Fountain&lt;/b&gt; (2) and the adjoining &lt;b&gt;Torre Civica&lt;/b&gt; and &lt;b&gt;Palazzo Pretorio&lt;/b&gt; (3); this Palace not only hosts the &lt;b&gt;Trento Diocesan Museum&lt;/b&gt;(4), but it also cherishes in its own basement the ruins of &lt;b&gt;Porta Veronensis&lt;/b&gt; (5), which was one of the monumental entrance gates to the ancient Trento of the Roman age. In the nearby, you can also admire the &lt;b&gt;St. Vigilio Cathedral&lt;/b&gt; (6), with the ruins of the &lt;b&gt;Early Christian church&lt;/b&gt; (7), where the bishop Vigilio was buried. On the other side of the square, the frescoed facades of &lt;b&gt;Casa Cazuffi Rella&lt;/b&gt; (8) and &lt;b&gt;Casa Balduini&lt;/b&gt; (9) will draw your attention towards the coloured Via Belenzani. On the corner you can see &lt;b&gt;Fontana dell'Aquila&lt;/b&gt; (10) (Eagle Fountain), which takes the name from a peculiar legend. Walking through Via Belenzani, you can admire the frescoed facades of prestigious palaces such as &lt;b&gt;Palazzo Thun&lt;/b&gt; (11), the current seat of the Trento Municipality, &lt;b&gt;Palazzo Quetta Alberti Colico&lt;/b&gt; (12) and &lt;b&gt;Palazzo Geremia&lt;/b&gt; (13). A little further on, crossing Via Roma, there is the &lt;b&gt;Chiesa di San Francesco Saverio&lt;/b&gt; (14). Turning right to Via Manci, you can appreciate a number of nobiliar palaces, among which &lt;b&gt;Palazzo Galasso&lt;/b&gt; (15) and &lt;b&gt;Palazzo Saracini Cresseri&lt;/b&gt; (16), which hosts the SAT Museum about the Trentino mountaineering. <text:s/>With a slight change of course to Galleria dei Partigiani you will reach the &lt;b&gt;SASS underground Roman archeological area&lt;/b&gt; (17), which covers a surface of 1700 square meters. Going back to Via Manci, on the corner which is called “il cantone”, turn left to Via Suffragio and you will appreciate a typical portico and ancient houses. You will arrive then to the Medieval &lt;b&gt;Torre Verde&lt;/b&gt; (Green Tower) (18); turning right to the last section of Via Clesio you will reach the fortified walls of the &lt;b&gt;Buonconsiglio Castle&lt;/b&gt; (19), current seat of the &lt;b&gt;Buonconsiglio Museum&lt;/b&gt; (20), which hosts important exhibitions and displays masterpieces of the chivalric paintings such as the famous “Cycle of months” in Torre Aquila &lt;/p&gt;.</text:p>
          </table:table-cell>
          <table:table-cell table:style-name="ce12" office:value-type="string">
            <text:p>24/04/2014 02:00 AM +0100</text:p>
          </table:table-cell>
          <table:table-cell table:number-columns-repeated="1000"/>
        </table:table-row>
        <table:table-row table:style-name="ro2">
          <table:table-cell office:value-type="string">
            <text:p>Itinerary2</text:p>
          </table:table-cell>
          <table:table-cell office:value-type="string">
            <text:p>it</text:p>
          </table:table-cell>
          <table:table-cell office:value-type="string">
            <text:p>itinerari</text:p>
          </table:table-cell>
          <table:table-cell table:style-name="ce3" office:value-type="string">
            <text:p>LA CITTÀ MEDIOEVALE, RINASCIMENTALE E BAROCCA</text:p>
          </table:table-cell>
          <table:table-cell table:style-name="ce4" office:value-type="string">
            <text:p>DAS TRIENT DES MITTELALTERS, DER RENAISSANCE UND DES BAROCKS</text:p>
          </table:table-cell>
          <table:table-cell table:style-name="ce6" office:value-type="string">
            <text:p>TRENTO THROUGH THE MIDDLE AGES, RENAISSANCE AND BAROQUE PERIODS</text:p>
          </table:table-cell>
          <table:table-cell table:number-columns-repeated="3"/>
          <table:table-cell office:value-type="string">
            <text:p>piazza_duomo.jpg</text:p>
          </table:table-cell>
          <table:table-cell office:value-type="string">
            <text:p>cultura.36,cultura.28,cultura.29,cultura.37,cultura.20,cultura.38,cultura.66,cultura.67,cultura.30</text:p>
          </table:table-cell>
          <table:table-cell table:number-columns-repeated="3"/>
          <table:table-cell table:style-name="ce3" office:value-type="string">
            <text:p>Il percorso è totalmente pianeggiante. In tutte le vie interessate sono presenti parcheggi riservati alle persone con disabilità, ad eccezione del breve tratto di via Mazzini.</text:p>
          </table:table-cell>
          <table:table-cell table:style-name="ce10" office:value-type="string">
            <text:p><text:span text:style-name="T1">Der gesamte Verlauf ist flach. Abgesehen von der kurzen Strecke entlang der </text:span><text:span text:style-name="T2">Via Mazzini </text:span><text:span text:style-name="T1">verfügen alle anderen erwähnten Straßen über gekennzeichnete Parkplätze für Behinderte.</text:span></text:p>
          </table:table-cell>
          <table:table-cell table:style-name="ce6" office:value-type="string">
            <text:p>The itinerary is entirely flat. In all the streets involved, except for a portion in Via Mazzini, there are parking lots for disabled drivers.</text:p>
          </table:table-cell>
          <table:table-cell table:style-name="ce3" office:value-type="string">
            <text:p>&lt;p&gt;Dalla centrale Piazza Duomo si aggira la Torre Civica e il Palazzo Pretorio, fino ad arrivare a &lt;b&gt;Palazzo Calepini&lt;/b&gt; (1), il cui fronte su Via Calepina conserva l'assetto tardo-rinascimentale. Proseguendo su Via Calepina si incontra &lt;b&gt;Palazzo Sardagna&lt;/b&gt; (2), considerato uno dei più insigni edifici civili della città, dotato di elegante portale barocco. A <text:s/>distanza di pochi passi sorge il cinquecentesco &lt;b&gt;Palazzo Roccabruna&lt;/b&gt; (3), dove si propongono degustazioni dei vini e del patrimonio agroalimentare del Trentino. Continuando su Via Santa Trinità si possono ammirare &lt;b&gt;la Torre Arcidiaconale o del Massarelli&lt;/b&gt; (4), massiccia costruzione medievale che prende il nome da Angelo Massarelli, segretario del Concilio, che vi abitò per tutta la durata dei lavori. La via è chiusa a oriente dal prospetto della &lt;b&gt;Chiesa di Santa Trinità&lt;/b&gt; (5). Tornando indietro si giunge alla elegante Via Mazzini, sulla quale si affaccia &lt;b&gt;Palazzo Larcher Fogazzaro&lt;/b&gt; (6), uno dei più importanti edifici barocchi della città. Seguendo Via Mazzini si giunge in &lt;b&gt;Piazza Fiera&lt;/b&gt; (7), chiusa a nord dalle duecentesche &lt;b&gt;Mura Vanghiane&lt;/b&gt; (8) ed a ovest dal &lt;b&gt;Torrione Madruzziano&lt;/b&gt; (9), interamente costruito di conci di pietra rossa di Trento e sormontato da una lanterna ottagonale.&lt;/p&gt;</text:p>
          </table:table-cell>
          <table:table-cell table:style-name="ce10" office:value-type="string">
            <text:p><text:span text:style-name="T1">Vom zentral gelegenen Domplatz startend, geht man um den Bürgerturm [</text:span><text:span text:style-name="T2">Torre Civica</text:span><text:span text:style-name="T1">] und den prätorischen Palast </text:span><text:span text:style-name="T2">[Palazzo Pretorio</text:span><text:span text:style-name="T1">], um </text:span><text:span text:style-name="T2">Palazzo Calepini</text:span><text:span text:style-name="T1"> (1) zu erreichen. Seine der </text:span><text:span text:style-name="T2">Via Calepina</text:span><text:span text:style-name="T1"> zugewandte Fassade hat ihre spätrenaissancezeitliche Struktur beibehalten. Man geht weiter entlang der </text:span><text:span text:style-name="T2">Via Calepina</text:span><text:span text:style-name="T1"> und erreicht </text:span><text:span text:style-name="T2">Palazzo Sardagna</text:span><text:span text:style-name="T1"> (2). Dieser Palazzo, der sich u.  a. durch sein elegantes barockes Portal auszeichnet, gilt als eines der ansehnlichsten zivilen Bauwerke der Stadt. Wenige Schritte davon entfernt steht </text:span><text:span text:style-name="T2">Palazzo Roccabruna </text:span><text:span text:style-name="T1">(3), ein aus dem 16.  Jh. stammender Palast, in dem Verkostungen der Weine und der anderen landwirtschaftlichen Erzeugnisse des Trentino angeboten werden. Weiter geht es entlang der </text:span><text:span text:style-name="T2">Via Santa Trinità. </text:span><text:span text:style-name="T1">Bald erreicht man einen wuchtigen mittelalterlichen Turm, </text:span><text:span text:style-name="T2">Torre Arcidiaconale</text:span><text:span text:style-name="T1"> [erzdiakonaler Turm] oder auch </text:span><text:span text:style-name="T2">Torre del Massarelli </text:span><text:span text:style-name="T1">genannt (4), und zwar nach dem Sekretär des Konzils von Trient Angelo Massarelli, der während der ganzen Dauer des Konzils im Turm wohnte. Am östlichen Ende der Straße steht die Heilige-Dreifaltigkeits-Kirche [</text:span><text:span text:style-name="T2">Chiesa di Santa</text:span><text:span text:style-name="T1"> </text:span><text:span text:style-name="T2">Trinità</text:span><text:span text:style-name="T1">] (5). Man kehrt um und geht die </text:span><text:span text:style-name="T2">Via Santa Trinità</text:span><text:span text:style-name="T1"> zurück, bis man die Kreuzung mit der eleganten </text:span><text:span text:style-name="T2">Via Mazzini</text:span><text:span text:style-name="T1"> erreicht. Hier kann man die der </text:span><text:span text:style-name="T2">Via Mazzini </text:span><text:span text:style-name="T1">zugewandte Fassade des </text:span><text:span text:style-name="T2">Palazzo Larcher Fogazzaro</text:span><text:span text:style-name="T1"> (6) bewundern, eines der bedeutendsten Barockbauten der Stadt. Der </text:span><text:span text:style-name="T2">Via Mazzini</text:span><text:span text:style-name="T1"> folgend, erreicht man </text:span><text:span text:style-name="T2">Piazza Fiera</text:span><text:span text:style-name="T1"> (7), den Marktplatz, der im Norden von einem Teil der aus dem 13.  Jh. stammenden Wangener Stadtmauer [</text:span><text:span text:style-name="T2">Mura Vanghiane</text:span><text:span text:style-name="T1">] (8) und im Westen von einem mächtigen Turm begrenzt wird. Dieser Turm </text:span><text:span text:style-name="T2">[Torrione Madruzziano</text:span><text:span text:style-name="T1">] (9), der von einer achtseitigen Laterne gekrönt ist, wurde ausschließlich aus roten Werksteinen [</text:span><text:span text:style-name="T2">conci di pietra rossa di Trento</text:span><text:span text:style-name="T1">] gebaut.</text:span></text:p>
          </table:table-cell>
          <table:table-cell table:style-name="ce6" office:value-type="string">
            <text:p>&lt;p&gt;From the central Piazza Duomo, walking around Torre Civica and Palazzo Pretorio, you will reach &lt;b&gt;Palazzo Calepini&lt;/b&gt; (1); its facade overlooks Via Calepina and maintains a late-renaissance style. Further on, you can admire &lt;b&gt;Palazzo Sardagna&lt;/b&gt; (2), which is considered one of the greatest palaces of the town also thanks to its elegant baroque portal. In the nearby there is the &lt;b&gt;Palazzo Roccabruna&lt;/b&gt; (3): it dates back to the XVI century and promotes wine and local products tasting events. Further on, in via Santa Trinità, you can admire the &lt;b&gt;Massarelli Tower&lt;/b&gt; (or Torre Arcidiaconale) (4): it is a massive medieval building which takes the name from Angelo Massarelli, who lived here during the Council of Trento sessions, where he served as a secretary.&lt;/p&gt;&lt;p&gt;The street is closed from the eastern side by the &lt;b&gt;Chiesa di Santa Trinità&lt;/b&gt; (5) facade. Going back you will reach the elegant Via Mazzini, which is overlooked by &lt;b&gt;Palazzo Larcher Fogazzaro&lt;/b&gt; (6), one of the most important baroque palaces in the town. Walking along Via Mazzini you will finally arrive in &lt;b&gt;Piazza Fiera&lt;/b&gt; (7), where in the XIII century the prince bishop Federico Vanga wanted the walls (&lt;b&gt;mura wanghiane&lt;/b&gt;) (8) that still delimitate the square on the northern side. On the western side, the &lt;b&gt;Torrione Madruzziano&lt;/b&gt;(9) stands: it is entirely built with the local red stone and on the top you can see an octagonal lantern.&lt;/p&gt;</text:p>
          </table:table-cell>
          <table:table-cell table:style-name="ce12" office:value-type="string">
            <text:p>24/04/2014 02:00 AM +0100</text:p>
          </table:table-cell>
          <table:table-cell table:number-columns-repeated="1000"/>
        </table:table-row>
        <table:table-row table:style-name="ro2">
          <table:table-cell office:value-type="string">
            <text:p>Itinerary3</text:p>
          </table:table-cell>
          <table:table-cell office:value-type="string">
            <text:p>it</text:p>
          </table:table-cell>
          <table:table-cell office:value-type="string">
            <text:p>itinerari</text:p>
          </table:table-cell>
          <table:table-cell table:style-name="ce3" office:value-type="string">
            <text:p>LA CITTÀ CONTEMPORANEA</text:p>
          </table:table-cell>
          <table:table-cell table:style-name="ce4" office:value-type="string">
            <text:p>DAS TRIENT VON HEUTE</text:p>
          </table:table-cell>
          <table:table-cell table:style-name="ce6" office:value-type="string">
            <text:p>THE CONTEMPORARY TOWN</text:p>
          </table:table-cell>
          <table:table-cell table:style-name="ce3" office:value-type="string">
            <text:p>Dal Duomo al Muse</text:p>
          </table:table-cell>
          <table:table-cell table:style-name="ce4" office:value-type="string">
            <text:p>Vom Dom zum „MUSE“</text:p>
          </table:table-cell>
          <table:table-cell table:style-name="ce6" office:value-type="string">
            <text:p>From the Cathedral to the Muse area</text:p>
          </table:table-cell>
          <table:table-cell office:value-type="string">
            <text:p>muse-vista-aerea-nordovest.jpg</text:p>
          </table:table-cell>
          <table:table-cell office:value-type="string">
            <text:p>cultura.55,cultura.56,cultura.57,cultura.59,cultura.58,cultura.70,cultura.71,cultura.31,cultura.72</text:p>
          </table:table-cell>
          <table:table-cell table:number-columns-repeated="3"/>
          <table:table-cell table:style-name="ce3" office:value-type="string">
            <text:p>Ad eccezione del sottopassaggio di via Verdi, lungo 150 metri con pendenze che vanno dal 7% al 9% tutto il tratto è percorribile e non presenta particolari difficoltà. In tutte le vie sono presenti parcheggi riservati alle persone con disabilità.</text:p>
          </table:table-cell>
          <table:table-cell table:style-name="ce10" office:value-type="string">
            <text:p><text:span text:style-name="T1">Abgesehen von der Unterführung in der </text:span><text:span text:style-name="T2">Via Verdi,</text:span><text:span text:style-name="T1"> die 150 Meter lang ist und Steigungen von 7% bis 9% aufweist, ist die Strecke mit ohne besondere Schwierigkeit befahrbar. Alle erwähnten Straßen verfügen über gekennzeichnete Parkplätze für Behinderten.</text:span></text:p>
          </table:table-cell>
          <table:table-cell table:style-name="ce6" office:value-type="string">
            <text:p>Except for the subway in via Verdi, which is 150 meters long with a slope from 7% to 9%, the itinerary can be covered without significant difficulties. In all the streets involved, parking slots for disabled people are available.</text:p>
          </table:table-cell>
          <table:table-cell table:style-name="ce3" office:value-type="string">
            <text:p>&lt;p&gt;Il percorso ha inizio in Via Verdi, la cui costruzione è frutto di un intervento urbanistico che a fine Ottocento cambiò il volto alla città. L'intervento fu ispirato ai principi estetici ed ideali del tempo, legati alla modernità e all'efficienza. Per far spazio al nuovo asse viario vennero abbattute le case che sorgevano davanti al sagrato del Duomo, aprendo una lunga direttrice che arrivava al fiume. La via doveva diventare il simbolo stesso della modernità, per questo lungo il suo asse vennero costruiti numerosi edifici legati alla cultura, all'istruzione e al lavoro, ad indicare i valori fondamentali che avrebbero condotto Trento verso il futuro: la sede della &lt;b&gt;Società Filarmonica&lt;/b&gt; (1), in stile neo-rinascimentale, il la &lt;b&gt;Palazzo degli Studi &lt;/b&gt; (2), prima scuola elementare pubblica della città, divenuto poi storica sede della prestigiosa Facoltà di Sociologia, e una segheria industriale, dove oggi ha sede la la &lt;b&gt;Facoltà di Giurisprudenza&lt;/b&gt; (3). Proseguendo lungo Via Verdi si incontra il Palazzo dell'Agricolutra, oggi sede della la &lt;b&gt;Facoltà di Economia&lt;/b&gt; (4), e il &lt;b&gt;Molino Vittoria&lt;/b&gt; (5), inizialmente adibito alla lavorazione dei cereali, nei suoi locali oggi si trova la biblioteca universitaria. \nDa allora la città ha continuato il suo percorso di evoluzione urbanistica, permettendo ai grandi architetti del nostro tempo di realizzare importanti e avvenieristici progetti. Con una breve deviazione da Via Verdi si imbocca Via Tommaso Gar, <text:s/>in cui è stata realizzata la nuova sede della &lt;b&gt;Facoltà di Lettere e Filosofia&lt;/b&gt; (6). Tornando verso Via Verdi, superato il sottopassaggio, nell'area attualmente destinata a parcheggio, sorgerà la nuova &lt;b&gt;Biblioteca universitaria&lt;/b&gt; (7) progettata da Mario Botta. Proseguendo su Via da Sanseverino, in direzione sud, si raggiunge il &lt;b&gt;Palazzo delle Albere&lt;/b&gt; (8), splendida residenza costruita per il casato dei Madruzzo, che ospita il Museo di Arte Moderna e Contemporanea. Nelle immediate vicinanze del palazzo è stata realizzata un'area residenziale e commerciale ad elevata qualità urbana, con un'attenzione particolare alla sostenibilità ambientale e all'efficienza energetica. L'area, progettata da Renzo Piano, <text:s/>ha come punto focale il nuovo Museo delle Scienze di Trento, il &lt;b&gt;MUSE&lt;/b&gt; (9).&lt;/p&gt;</text:p>
          </table:table-cell>
          <table:table-cell table:style-name="ce10" office:value-type="string">
            <text:p><text:span text:style-name="T1">Ausgangspunkt ist die </text:span><text:span text:style-name="T2">Via Verdi,</text:span><text:span text:style-name="T1"> deren Bau am Ende des 19. Jh.s das Stadtbild veränderte. Diese städtebauliche Maßnahme  <text:s/>wurde von den damaligen ästhetischen Grundsätzen und Idealen inspiriert, die von Modernität und Effizienz geprägt waren. Um Platz für die neue Straße zu schaffen, wurden die an der Westseite des Domplatzes stehenden Häuser abgerissen. Dadurch entstand ein direkter Zugang zum Fluss. Die neue Straße war als Symbol der Modernität gemeint. Daher wurden entlang ihres Verlaufs zahlreiche Gebäude errichtet, deren Zweckbestimmung in Zusammenhang mit Kultur, Bildung oder Arbeit steht. Damit sollte auf die Grundwerte für die Zukunft der Stadt hingewiesen werden. In dieser Straße nahmen die </text:span><text:span text:style-name="T2">Società Filarmonica </text:span><text:span text:style-name="T1">[Philharmonische Gesellschaft] im Neorenaissance-Stil, die älteste öffentliche Grundschule der Stadt sowie ein industrielles Sägewerk ihren Sitz: die erste in einem Neorenaissance-Gebäude (1); die zweite im </text:span><text:span text:style-name="T2">Palazzo degli Studi</text:span><text:span text:style-name="T1"> (2), der später zum Sitz der renommierten soziologischen Fakultät wurde; das Sägewerk im Gebäude, das jetzt die Jurafakultät (3) beherbergt. Der </text:span><text:span text:style-name="T2">Via Verdi </text:span><text:span text:style-name="T1">weiterfolgend, erreicht man den </text:span><text:span text:style-name="T2">Palazzo dell'Agricoltura </text:span><text:span text:style-name="T1">[Palast der Landwirtschaft], heute Sitz der Wirtschaftsfakultät (4), und eine ehemalige Getreidemühle [</text:span><text:span text:style-name="T2">Molino Vittoria</text:span><text:span text:style-name="T1">] (5), heute Sitz der Universitätsbibliothek. Im Laufe der folgenden städtebaulichen Entwicklungen haben namhafte zeitgenössische Architekten bedeutende sowie futuristische Projekte in Trient realisieren können. Mit einem kurzen Abstecher in die </text:span><text:span text:style-name="T2">Via Tommaso Gar</text:span><text:span text:style-name="T1"> kann man z.  B. den neuen Sitz der Fakultät für Literatur und Philosophie (6) bewundern. Der </text:span><text:span text:style-name="T2">Via Verdi</text:span><text:span text:style-name="T1"> weiterfolgend, erreicht man nach einer Unterführung einen Parkplatz, auf dem die neue, von Mario Botta entworfene Universitätsbibliothek (7) entstehen wird. Die </text:span><text:span text:style-name="T2">Via da Sanseverino</text:span><text:span text:style-name="T1"> in Richtung Süden einschlagend, erreicht man den prächtigen </text:span><text:span text:style-name="T2">Palazzo delle Albere</text:span><text:span text:style-name="T1"> (8), den ehemaligen Herrensitz des Geschlechts Madruzzo, der heute das Museum für Moderne und Zeitgenössische Kunst </text:span><text:span text:style-name="T2">[Museo di Arte Moderna e Contemporanea]</text:span><text:span text:style-name="T1"> beherbergt. In unmittelbarer Nähe des Palazzo ist eine neue erstklassige Wohn- und Geschäftsgegend mit besonderer Rücksichtnahme auf Nachhaltigkeit und Energieeffizienz gebaut worden. Im Mittelpunkt des von Renzo Piano entworfenen Areals steht das neue Trienter Museum der Wissenschaften [</text:span><text:span text:style-name="T2">Museo delle Scienze di Trento, MUSE</text:span><text:span text:style-name="T1">] (9).</text:span></text:p>
          </table:table-cell>
          <table:table-cell table:style-name="ce11" office:value-type="string">
            <text:p><text:span text:style-name="T4">&lt;p&gt;</text:span>The itinerary starts in Via Verdi, which was created at the end of XIX century; in this period a new city plan gave a new look to Trento according to the modern ideas of modernity and efficiency. In order to gain some space opening a new long way towards the Adige river, the houses that used to stand next to the cathedral were demolished. As a symbol of modernity, along this way a number of buildings related to culture, instruction and work <text:s/>were built: among them, the seat of the <text:span text:style-name="T4">&lt;b&gt;</text:span>Società Filarmonica<text:span text:style-name="T4">&lt;/b&gt; </text:span>(Philarmonic Palace) (1), in a late-Renaissance style, the <text:span text:style-name="T4">&lt;b&gt;</text:span>Palazzo degli Studi<text:span text:style-name="T4">&lt;/b&gt; (2)</text:span>, which was born as the first public Primary School in Trento and later on hosted the prestigious Department of Sociology , and the industrial sawmill, that is the current seat of the <text:span text:style-name="T4">&lt;b&gt;</text:span>Department of Law<text:span text:style-name="T4">&lt;/b&gt; (3)</text:span>. Further on, you will see the Palazzo dell'Agricoltura, hosting now the <text:span text:style-name="T4">&lt;b&gt;</text:span>Department of Economics<text:span text:style-name="T4">&lt;/b&gt; (4)</text:span>, and the <text:span text:style-name="T4">&lt;b&gt;</text:span>Molino Vittoria<text:span text:style-name="T4">&lt;/b&gt; (5)</text:span>, initially used for cereals processing and now as a university library. Hereafter, the process of urban evolution continued and allowed some important architects to realize great projects. With a slight change of course from Via Verdi you will see the new seat of the <text:span text:style-name="T4">&lt;b&gt;</text:span>Department of Liberal Arts<text:span text:style-name="T4">&lt;/b&gt;</text:span> (6) in Via Tommaso Gar. Coming back to Via Verdi, past the subway, the current parking area will see the construction of the new <text:span text:style-name="T4">&lt;b&gt;</text:span>University Library<text:span text:style-name="T4">&lt;/b&gt; (7)</text:span>, designed by Mario Botta. Walking further on, in Via da Sanseverino, you will reach the <text:span text:style-name="T4">&lt;b&gt;</text:span>Palazzo delle Albere<text:span text:style-name="T4">&lt;/b&gt; (8)</text:span>, impressive residence of the Madruzzo prince bishops, which now hosts the Museum of Modern and Contemporary Art. In the nearby, an area with houses and shops of high urban quality according to the standards of low environmental impact and high energy efficiency. The focus of this project, made by Renzo Piano, is the new Trento Museum of Science, the so-called <text:span text:style-name="T4">&lt;b&gt;</text:span>MUSE <text:span text:style-name="T4">&lt;/b&gt; </text:span>(9).<text:span text:style-name="T4">&lt;/p&gt;</text:span></text:p>
          </table:table-cell>
          <table:table-cell table:style-name="ce12" office:value-type="string">
            <text:p>24/04/2014 02:00 AM +0100</text:p>
          </table:table-cell>
          <table:table-cell table:number-columns-repeated="1000"/>
        </table:table-row>
        <table:table-row table:style-name="ro2">
          <table:table-cell office:value-type="string">
            <text:p>Itinerary4</text:p>
          </table:table-cell>
          <table:table-cell office:value-type="string">
            <text:p>it</text:p>
          </table:table-cell>
          <table:table-cell office:value-type="string">
            <text:p>itinerari</text:p>
          </table:table-cell>
          <table:table-cell table:style-name="ce3" office:value-type="string">
            <text:p>LE RIVE DELL'ADIGE E IL DOSS TRENTO</text:p>
          </table:table-cell>
          <table:table-cell table:style-name="ce4" office:value-type="string">
            <text:p>DIE ETSCHUFER UND DER DOSS TRENTO</text:p>
          </table:table-cell>
          <table:table-cell table:style-name="ce6" office:value-type="string">
            <text:p>THE ADIGE BANKS AND THE DOSS TRENTO</text:p>
          </table:table-cell>
          <table:table-cell table:style-name="ce3" office:value-type="string">
            <text:p>Da Santa Maria Maggiore al Mausoleo di Cesare Battisti</text:p>
          </table:table-cell>
          <table:table-cell table:style-name="ce4" office:value-type="string">
            <text:p>Von der Santa-Maria-Maggiore-Kirche zum Mausoleum von Cesare Battisti</text:p>
          </table:table-cell>
          <table:table-cell table:style-name="ce6" office:value-type="string">
            <text:p>From the Santa Maria Maggiore Church to the Cesare Battisti Mausoleum</text:p>
          </table:table-cell>
          <table:table-cell office:value-type="string">
            <text:p>doss_garcia_de_cont.jpg</text:p>
          </table:table-cell>
          <table:table-cell office:value-type="string">
            <text:p>cultura.16,cultura.35,cultura.14,cultura.15,cultura.6,cultura.5,cultura.68</text:p>
          </table:table-cell>
          <table:table-cell table:number-columns-repeated="3"/>
          <table:table-cell table:style-name="ce3" office:value-type="string">
            <text:p>Il percorso si sviluppa prevalentemente in salita, con pendenze variabili dal 7% al 18%. <text:s/>Pavimentazione in asfalto ad eccezione del parco. Per l'accesso al Parco Doss Trento si consiglia l'uso dell'automobile, previa autorizzazione al transito rilasciata dall'Ufficio Parchi e giardini del Comune di Trento (tel. 0461 884528). La linea dell'autobus urbano 2, ha una fermata abilitata al servizio disabili.</text:p>
          </table:table-cell>
          <table:table-cell table:style-name="ce10" office:value-type="string">
            <text:p><text:span text:style-name="T1">Auf diesem Spaziergang geht es vorwiegend bergauf, und zwar mit Steigungen von 7 bis 18%. Der Belag ist Asphalt, außer im Park. Es wird empfohlen, mit dem Auto zum </text:span><text:span text:style-name="T2">Parco Doss Trento</text:span><text:span text:style-name="T1"> hinaufzufahren. Dies bedarf jedoch der vorherigen Genehmigung des Amtes für Parks und Grünanlagen der Gemeinde Trient [</text:span><text:span text:style-name="T2">Ufficio Parchi e giardini </text:span><text:span text:style-name="T1">der Gemeinde] (Tel. [+39] 0461 884528). Die Stadtbuslinie 2 verfügt über eine behindertengerechte Haltestelle.</text:span></text:p>
          </table:table-cell>
          <table:table-cell table:style-name="ce6" office:value-type="string">
            <text:p>The itinerary is mainly up the hills, with a slope from 7% to 18%. The pavement is made of asphalt (except for the park). We suggest to reach the Doss Trento park by car, upon the transit permit issued by the Ufficio Parchi e Giardini (tel number 0461/884528). The bus # 2 line has a bus stop suitable to a service for disabled people.</text:p>
          </table:table-cell>
          <table:table-cell table:style-name="ce3" office:value-type="string">
            <text:p>&lt;p&gt;Il percorso ha inizio in Piazza Santa Maria Maggiore, dove sorge la pregevole Basilica di &lt;b&gt;Santa Maria Maggiore&lt;/b&gt; (1). Dalla Piazza si prosegue su via della Prepositura fino ad incontrare &lt;b&gt;Torre Vanga&lt;/b&gt; (2). Dopo aver ammirato la torre medievale si prosegue lungo l'omonima via, per poi svoltare a sinistra in Via Pozzo. Qui si trova la &lt;b&gt;Chiesa di San Lorenzo&lt;/b&gt; (3), un tempo affiancata dall'abbazia benedettina. Il complesso era situato sulla sponda destra dell'Adige, in una zona a vocazione agricola, al di fuori delle mura urbane ed era collegato al resto della città da un ponte di legno. Si prosegue attraversando il cavalcavia dei binari ferroviari fino ad arrivare al Ponte S. Lorenzo, da dove si può osservare uno dei più particolari paesaggi urbanizzati trentini. Attraversato il ponte si giunge alla &lt;b&gt;Chiesa di S. Apollinare&lt;/b&gt; (4), poco oltre il piazzale della chiesa si possono raggiungere &lt;b&gt;Le Gallerie&lt;/b&gt; (5), spazio espositivo del Museo Storico del Trentino. <text:s/>Da Piazza di Piedicastello si prosegue lungo via Brescia, costeggiando l'antico <text:s/>quartiere di Piedicastello, fino al piazzale Divisioni Alpine, raggiungibile anche con la linea urbana n. 2. Qui inizia la Strada degli Alpini che conduce al Doss Trento, da cui si può godere una splendida vista della città. Il Doss <text:s/>è un parco storico e naturalistico, che ospita anche un sito archeologico con i resti di una basilica paleocristina, risalente ai primi anni del VI secolo. Risalendo la Strada degli Alpini si incontra <text:s/>il &lt;b&gt;Museo Storico degli Alpini&lt;/b&gt; (6), realizzato negli spazi ricavati da un'ex polveriera austriaca. In cima al Doss, ben visibile dal centro della città, si trova il &lt;b&gt;Mausoleo di Cesare Battisti&lt;/b&gt; (7), eretto in memoria del patriota trentino su progetto dell'architetto veronese Ettore Fagiuoli.&lt;/p&gt;</text:p>
          </table:table-cell>
          <table:table-cell table:style-name="ce10" office:value-type="string">
            <text:p><text:span text:style-name="T1">Ausgangspunkt ist </text:span><text:span text:style-name="T2">Piazza Santa Maria Maggiore</text:span><text:span text:style-name="T1">, an dem die schöne Basilika Santa Maria Maggiore (1) steht. Man schlägt die </text:span><text:span text:style-name="T2">Via della Prepositura</text:span><text:span text:style-name="T1"> ein und erreicht einen mittelalterlichen Turm, </text:span><text:span text:style-name="T2">Torre Vanga</text:span><text:span text:style-name="T1"> (2) genannt. Dort schlägt man die gleichnamige Straße ein und biegt dann nach links in die </text:span><text:span text:style-name="T2">Via Pozzo</text:span><text:span text:style-name="T1"> ein. Bald erreicht man die San-Lorenzo-Kirche (3), die einst an eine Benediktinerabtei angrenzte. Damals befand sich der kirchliche Gebäudekomplex in einer ländlichen Umgebung außerhalb der Stadtmauer. Außerdem stand dieser Komplex am westlichen Ufer der Etsch und war durch eine Holzbrücke mit dem Rest der Stadt verbunden. Weiter geht es über die Bahnüberführung zur San-Lorenzo-Brücke, von der man einen Blick auf eine der charakteristischsten städtischen Landschaften des Trentino genießt. Auf der anderen Seite der Brücke angelangt, ist es nicht weit bis zur Sant'Apollinare-Kirche (4). Vom Kirchplatz sind </text:span><text:span text:style-name="T2">Le Gallerie </text:span><text:span text:style-name="T1">(5) schnell zu erreichen: es handelt sich um aufgelassene Straßentunnels, die in originale Ausstellungsräume des Historischen Museums des Trentino [</text:span><text:span text:style-name="T2">Museo Storico del Trentino] </text:span><text:span text:style-name="T1">umgewandelt worden sind. Von </text:span><text:span text:style-name="T2">Piazza di Piedicastello</text:span><text:span text:style-name="T1"> geht es weiter entlang der </text:span><text:span text:style-name="T2">Via Brescia</text:span><text:span text:style-name="T1"> am uralten Stadtteil Piedicastello vorbei bis zum </text:span><text:span text:style-name="T2">Piazzale Divisioni Alpine,</text:span><text:span text:style-name="T1"> einem Platz, der auch mit der Stadtbuslinie  2 erreichbar ist. Hier schlägt man die Alpinistraße [</text:span><text:span text:style-name="T2">Strada degli Alpini</text:span><text:span text:style-name="T1">] ein, die zum Gipfel des </text:span><text:span text:style-name="T2">Doss Trento</text:span><text:span text:style-name="T1"> [Trienter Hügels] führt. Von dort oben genießt man einen wunderschönen Blick auf die Stadt. Doss Trento ist ein Geschichts- und naturwissenschaftlicher Park. Dort befindet sich außerdem ein archäologischer Fundplatz, der aus Ruinen einer frühchristlichen, aus dem Anfang des 6. Jh.s stammenden Basilika besteht. Der Alpinistraße bergauf folgend, gelangt man zum Historischen Museum der Alpini [</text:span><text:span text:style-name="T2">Museo Storico degli Alpini]</text:span><text:span text:style-name="T1"> (6), das in einem ehemaligen österreichischen Munitionslager untergebracht ist. Oben auf dem Gipfel steht das von der Stadtmitte gut sichtbare Mausoleum von Cesare (7), das nach Plänen des Veroneser Architekten Ettore Fagiuoli zum Gedenken an den Trienter Patrioten gebaut wurde.</text:span></text:p>
          </table:table-cell>
          <table:table-cell table:style-name="ce11" office:value-type="string">
            <text:p><text:span text:style-name="T4">&lt;p&gt;</text:span>The itinerary starts in Piazza Santa Maria Maggiore, where the fine <text:span text:style-name="T4">&lt;b&gt;</text:span>Santa Maria Maggiore Basilica<text:span text:style-name="T4">&lt;/b&gt; (1)</text:span> stands. Further on, along Via della Prepositura, you will see <text:span text:style-name="T4">&lt;b&gt;</text:span>Torre Vanga<text:span text:style-name="T4">&lt;/b&gt; (2)</text:span>. After admiring this medieval tower, turn right to Via Torre Vanga and then left to Via Pozzo as far as the <text:span text:style-name="T4">&lt;b&gt;</text:span>San Lorenzo Church<text:span text:style-name="T4">&lt;/b&gt; (3)</text:span>. Originally, this church was part of a Benedictine abbey; it used to stand on the right bank of the Adige river, in a mainly farming area beyond the urban walls, and it was connected to the rest of the town by a wooden bridge. Further on, past the flyover, <text:s/>you will reach the San Lorenzo Bridge which offers a peculiar view. Once you have crossed the bridge, you will see the <text:span text:style-name="T4">&lt;b&gt;</text:span>Sant'Apollinare Church<text:span text:style-name="T4">&lt;/b&gt; (4)</text:span> and reach <text:span text:style-name="T4">&lt;b&gt;</text:span>“Le Gallerie”<text:span text:style-name="T4">&lt;/b&gt; (5)</text:span>, where the Museum of History organizes various exhibitions. Walk along Via Brescia flanking the Piedicastello district as far as the Divisioni Alpine square (that is reachable also by bus n. 2). Hence the Strada degli Alpini (Alpine troops road) leads to the Doss Trento hill, which offers an amazing view on the city. The Doss is an historic and naturalistic park, which hosts an archeological site with the ruins of an Early Christian church dating back to the beginning of the VI century. Along the Strada degli Alpini you will reach the <text:span text:style-name="T4">&lt;b&gt;</text:span>Museo Storico degli Alpini<text:span text:style-name="T4">&lt;/b&gt; (6)</text:span>, which was built in an old Austrian gunpowder magazine. On the summit there is the <text:span text:style-name="T4">&lt;b&gt;</text:span>Cesare Battisti Mausoleum<text:span text:style-name="T4">&lt;/b&gt; (7)</text:span>, well visible from Trento downtown; it was built in memory of the Trento patriot, according to the project by Ettore Fagiuoli <text:span text:style-name="T4">&lt;/p&gt;</text:span><text:span text:style-name="T5">.</text:span></text:p>
          </table:table-cell>
          <table:table-cell table:style-name="ce12" office:value-type="string">
            <text:p>24/04/2014 02:00 AM +0100</text:p>
          </table:table-cell>
          <table:table-cell table:number-columns-repeated="1000"/>
        </table:table-row>
        <table:table-row table:style-name="ro2" table:number-rows-repeated="1048570">
          <table:table-cell table:number-columns-repeated="1021"/>
        </table:table-row>
        <table:table-row table:style-name="ro2">
          <table:table-cell table:number-columns-repeated="1021"/>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2" svg:font-family="Arial"/>
    <style:font-face style:name="Arial1" svg:font-family="Arial" style:font-family-generic="swiss"/>
    <style:font-face style:name="Trebuchet MS" svg:font-family="'Trebuchet MS'" style:font-family-generic="swis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9P0" style:volatile="true">
      <number:currency-symbol number:language="it" number:country="IT">€</number:currency-symbol>
      <number:text> </number:text>
      <number:number number:decimal-places="2" number:min-integer-digits="1" number:grouping="true"/>
    </number:currency-style>
    <number:currency-style style:name="N119">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9P0"/>
    </number:currency-style>
    <number:currency-style style:name="N123P0" style:volatile="true">
      <number:currency-symbol/>
      <number:text> </number:text>
      <number:number number:decimal-places="0" number:min-integer-digits="1" number:grouping="true"/>
      <number:text> </number:text>
    </number:currency-style>
    <number:currency-style style:name="N123P1" style:volatile="true">
      <number:currency-symbol/>
      <number:text> (</number:text>
      <number:number number:decimal-places="0" number:min-integer-digits="1" number:grouping="true"/>
      <number:text>)</number:text>
    </number:currency-style>
    <number:currency-style style:name="N123P2" style:volatile="true">
      <number:currency-symbol/>
      <number:text>- </number:text>
    </number:currency-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0" number:min-integer-digits="1" number:grouping="true"/>
      <number:text> </number:text>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currency-style style:name="N130P0" style:volatile="true">
      <number:currency-symbol/>
      <number:text> </number:text>
      <number:number number:decimal-places="2" number:min-integer-digits="1" number:grouping="true"/>
      <number:text> </number:text>
    </number:currency-style>
    <number:currency-style style:name="N130P1" style:volatile="true">
      <number:currency-symbol/>
      <number:text> (</number:text>
      <number:number number:decimal-places="2" number:min-integer-digits="1" number:grouping="true"/>
      <number:text>)</number:text>
    </number:currency-style>
    <number:currency-style style:name="N130P2" style:volatile="true">
      <number:currency-symbol/>
      <number:text>- </number:text>
    </number:currency-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3P0" style:volatile="true">
      <number:number number:decimal-places="2" number:min-integer-digits="1" number:grouping="true"/>
      <number:text> </number:text>
    </number:number-style>
    <number:number-style style:name="N133P1" style:volatile="true">
      <number:text>  (</number:text>
      <number:number number:decimal-places="2" number:min-integer-digits="1" number:grouping="true"/>
      <number:text>)</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4">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3">00/00/0000</text:date>, <text:time style:data-style-name="N2" text:time-value="0000-00-00T14:28: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4T15:26:56.35</meta:creation-date>
    <meta:generator>LibreOffice/4.0.2.2$Linux_X86_64 LibreOffice_project/400m0$Build-2</meta:generator>
    <dc:date>2014-05-23T14:30:23</dc:date>
    <meta:editing-duration>PT1H23M13S</meta:editing-duration>
    <meta:editing-cycles>10</meta:editing-cycles>
    <dc:creator>mattia </dc:creator>
    <meta:document-statistic meta:table-count="3" meta:cell-count="93" meta:object-count="0"/>
  </office:meta>
</office:document-meta>
</file>